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ff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1pt" style:font-size-asian="10pt" style:font-size-complex="11pt"/>
    </style:style>
    <style:style style:name="gr1" style:family="graphic">
      <style:graphic-properties draw:fill="solid" draw:fill-color="#ffffff" draw:textarea-horizontal-align="justify" draw:textarea-vertical-align="middle" draw:auto-grow-height="false" fo:min-height="1.582cm" fo:min-width="3.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1.792cm" fo:min-width="5.7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244cm" fo:min-width="4.5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2.498cm" fo:min-width="3.3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8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1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="solid" draw:fill-color="#ffffff" draw:textarea-horizontal-align="justify" draw:textarea-vertical-align="middle" draw:auto-grow-height="false" fo:min-height="1.582cm" fo:min-width="3.6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1.173cm" fo:min-width="0.1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1.39cm" fo:min-width="0.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1.573cm" fo:min-width="0.3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1.03cm" fo:min-width="0.2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746cm" fo:min-width="0.2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339cm" fo:min-width="5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7.791cm" fo:min-width="0.2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0.235cm" fo:min-width="3.6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2.469cm" fo:min-width="0.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0.383cm" fo:min-width="1.8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Kształt1" draw:style-name="gr1" draw:text-style-name="P1" svg:width="4.821cm" svg:height="2.236cm" svg:x="5.957cm" svg:y="0.5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Kształt2" draw:style-name="gr2" draw:text-style-name="P1" svg:width="5.762cm" svg:height="1.793cm" svg:x="5.399cm" svg:y="4.232cm"><text:p/><draw:enhanced-geometry svg:viewBox="0 0 21600 21600" draw:type="rectangle" draw:enhanced-path="M 0 0 L 21600 0 21600 21600 0 21600 0 0 Z N"/></draw:custom-shape><draw:custom-shape text:anchor-type="paragraph" draw:z-index="2" draw:name="Kształt3" draw:style-name="gr3" draw:text-style-name="P2" svg:width="7.264cm" svg:height="1.975cm" svg:x="4.517cm" svg:y="7.994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Kształt4" draw:style-name="gr4" draw:text-style-name="P1" svg:width="6.704cm" svg:height="4.996cm" svg:x="4.576cm" svg:y="12.047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Kształt2" draw:style-name="gr2" draw:text-style-name="P1" svg:width="5.762cm" svg:height="1.793cm" svg:x="-0.392cm" svg:y="17.787cm"><text:p/><draw:enhanced-geometry svg:viewBox="0 0 21600 21600" draw:type="rectangle" draw:enhanced-path="M 0 0 L 21600 0 21600 21600 0 21600 0 0 Z N"/></draw:custom-shape><draw:custom-shape text:anchor-type="paragraph" draw:z-index="5" draw:name="Kształt3" draw:style-name="gr3" draw:text-style-name="P2" svg:width="7.264cm" svg:height="1.975cm" svg:x="-1.334cm" svg:y="21.336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6" draw:name="Kształt5" draw:style-name="gr5" draw:text-style-name="P4" svg:width="6.557cm" svg:height="0.652cm" svg:x="5.017cm" svg:y="-1.21cm"><draw:text-box><text:p text:style-name="P3"><text:span text:style-name="T1">SUMA CYFR</text:span></text:p></draw:text-box></draw:frame><draw:frame text:anchor-type="paragraph" draw:z-index="7" draw:name="Kształt6" draw:style-name="gr6" draw:text-style-name="P4" svg:width="3.645cm" svg:height="0.913cm" svg:x="6.546cm" svg:y="1.113cm"><draw:text-box><text:p text:style-name="P3"><text:span text:style-name="T1">START</text:span></text:p></draw:text-box></draw:frame><draw:frame text:anchor-type="paragraph" draw:z-index="8" draw:name="Kształt7" draw:style-name="gr7" draw:text-style-name="P4" svg:width="4.617cm" svg:height="0.795cm" svg:x="5.81cm" svg:y="4.759cm"><draw:text-box><text:p text:style-name="P3"><text:span text:style-name="T1">Suma = 0</text:span></text:p></draw:text-box></draw:frame><draw:frame text:anchor-type="paragraph" draw:z-index="9" draw:name="Kształt8" draw:style-name="gr8" draw:text-style-name="P4" svg:width="3.675cm" svg:height="0.823cm" svg:x="6.281cm" svg:y="8.551cm"><draw:text-box><text:p text:style-name="P3"><text:span text:style-name="T1">wczytaj: l2</text:span></text:p></draw:text-box></draw:frame><draw:frame text:anchor-type="paragraph" draw:z-index="10" draw:name="Kształt9" draw:style-name="gr9" draw:text-style-name="P6" svg:width="3.38cm" svg:height="1.176cm" svg:x="6.221cm" svg:y="13.873cm"><draw:text-box><text:p text:style-name="P5"><text:span text:style-name="T2">l2 &lt; 10</text:span></text:p></draw:text-box></draw:frame><draw:frame text:anchor-type="paragraph" draw:z-index="11" draw:name="Kształt10" draw:style-name="gr10" draw:text-style-name="P4" svg:width="5.469cm" svg:height="0.706cm" svg:x="-0.245cm" svg:y="18.309cm"><draw:text-box><text:p text:style-name="P3"><text:span text:style-name="T3">L2 = int(l2 / 10)Suma += l2 % 10</text:span></text:p></draw:text-box></draw:frame><draw:frame text:anchor-type="paragraph" draw:z-index="12" draw:name="Kształt11" draw:style-name="gr11" draw:text-style-name="P7" svg:width="3.881cm" svg:height="0.652cm" svg:x="0.519cm" svg:y="21.828cm"><draw:text-box><text:p text:style-name="P3"><text:span text:style-name="T2">Wpisz : suma</text:span></text:p></draw:text-box></draw:frame><draw:custom-shape text:anchor-type="paragraph" draw:z-index="13" draw:name="Kształt12" draw:style-name="gr12" draw:text-style-name="P1" svg:width="5.204cm" svg:height="2.236cm" svg:x="-0.071cm" svg:y="24.4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Kształt13" draw:style-name="gr13" draw:text-style-name="P4" svg:width="3.529cm" svg:height="0.971cm" svg:x="0.695cm" svg:y="25.086cm"><draw:text-box><text:p text:style-name="P3"><text:span text:style-name="T1">STOP</text:span></text:p></draw:text-box></draw:frame><draw:custom-shape text:anchor-type="paragraph" draw:z-index="15" draw:name="Kształt14" draw:style-name="gr14" svg:width="0.384cm" svg:height="1.341cm" svg:x="8.103cm" svg:y="2.7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Kształt15" draw:style-name="gr15" svg:width="0.5cm" svg:height="1.588cm" svg:x="8.045cm" svg:y="6.1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Kształt16" draw:style-name="gr16" draw:text-style-name="P8" svg:width="0.708cm" svg:height="1.798cm" svg:x="7.751cm" svg:y="10.1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Kształt17" draw:style-name="gr17" svg:width="0.412cm" svg:height="1.177cm" svg:x="2.282cm" svg:y="19.98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Kształt18" draw:style-name="gr18" svg:width="0.47cm" svg:height="0.853cm" svg:x="2.312cm" svg:y="23.45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Kształt19" draw:style-name="gr19" svg:width="5.793cm" svg:height="0.676cm" svg:x="9.484cm" svg:y="6.70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1" draw:name="Kształt20" draw:style-name="gr20" svg:width="0.294cm" svg:height="7.792cm" svg:x="14.984cm" svg:y="6.876cm"><text:p/><draw:enhanced-geometry svg:viewBox="0 0 21600 21600" draw:type="rectangle" draw:enhanced-path="M 0 0 L 21600 0 21600 21600 0 21600 0 0 Z N"/></draw:custom-shape><draw:custom-shape text:anchor-type="paragraph" draw:z-index="22" draw:name="Kształt21" draw:style-name="gr21" svg:width="3.647cm" svg:height="0.235cm" svg:x="11.631cm" svg:y="14.432cm"><text:p/><draw:enhanced-geometry svg:viewBox="0 0 21600 21600" draw:type="rectangle" draw:enhanced-path="M 0 0 L 21600 0 21600 21600 0 21600 0 0 Z N"/></draw:custom-shape><draw:custom-shape text:anchor-type="paragraph" draw:z-index="23" draw:name="Kształt22" draw:style-name="gr22" svg:width="0.502cm" svg:height="2.823cm" svg:x="2.252cm" svg:y="14.6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Kształt23" draw:style-name="gr23" svg:width="1.883cm" svg:height="0.384cm" svg:x="2.399cm" svg:y="14.601cm"><text:p/><draw:enhanced-geometry svg:viewBox="0 0 21600 21600" draw:type="rectangle" draw:enhanced-path="M 0 0 L 21600 0 21600 21600 0 21600 0 0 Z N"/></draw:custom-shape><draw:frame text:anchor-type="paragraph" draw:z-index="25" draw:name="Kształt24" draw:style-name="gr24" draw:text-style-name="P9" svg:width="1.765cm" svg:height="0.941cm" svg:x="0.489cm" svg:y="15.014cm"><draw:text-box><text:p>NIE</text:p></draw:text-box></draw:frame><draw:frame text:anchor-type="paragraph" draw:z-index="26" draw:name="Kształt25" draw:style-name="gr25" draw:text-style-name="P9" svg:width="1.646cm" svg:height="0.766cm" svg:x="15.806cm" svg:y="10.313cm"><draw:text-box><text:p>TAK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0:12:40.341000000</meta:creation-date>
    <dc:date>2018-10-03T00:31:39.634000000</dc:date>
    <meta:editing-duration>PT8M5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4.1.2$Windows_x86 LibreOffice_project/ea7cb86e6eeb2bf3a5af73a8f7777ac570321527</meta:generator>
  </office:meta>
</office:document-meta>
</file>